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0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1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1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1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1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2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" form:id="control24" form:visual-effect="flat" form:linked-cell="Sheet1.D2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5" form:id="control25" form:visual-effect="flat" form:linked-cell="Sheet1.D2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6" form:id="control26" form:visual-effect="flat" form:linked-cell="Sheet1.D2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7" form:id="control27" form:visual-effect="flat" form:linked-cell="Sheet1.D2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8" form:id="control28" form:visual-effect="flat" form:linked-cell="Sheet1.D2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9" form:id="control29" form:visual-effect="flat" form:linked-cell="Sheet1.D2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30" form:id="control30" form:visual-effect="flat" form:linked-cell="Sheet1.D3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1" form:id="control31" form:visual-effect="flat" form:linked-cell="Sheet1.D3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2" form:id="control32" form:visual-effect="flat" form:linked-cell="Sheet1.D3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33" form:id="control33" form:visual-effect="flat" form:linked-cell="Sheet1.D3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2402in" draw:control="control7"/>
          <draw:control draw:z-index="7" draw:style-name="gr1" draw:text-style-name="P1" svg:width="0.45in" svg:height="0.2307in" svg:x="5.4327in" svg:y="1.4484in" draw:control="control8"/>
          <draw:control draw:z-index="8" draw:style-name="gr1" draw:text-style-name="P1" svg:width="0.45in" svg:height="0.2307in" svg:x="5.4327in" svg:y="1.6567in" draw:control="control9"/>
          <draw:control draw:z-index="9" draw:style-name="gr1" draw:text-style-name="P1" svg:width="0.45in" svg:height="0.2307in" svg:x="5.4327in" svg:y="1.865in" draw:control="control10"/>
          <draw:control draw:z-index="10" draw:style-name="gr1" draw:text-style-name="P1" svg:width="0.45in" svg:height="0.2307in" svg:x="5.4327in" svg:y="2.0732in" draw:control="control11"/>
          <draw:control draw:z-index="11" draw:style-name="gr1" draw:text-style-name="P1" svg:width="0.45in" svg:height="0.2311in" svg:x="5.4327in" svg:y="2.2815in" draw:control="control12"/>
          <draw:control draw:z-index="12" draw:style-name="gr1" draw:text-style-name="P1" svg:width="0.45in" svg:height="0.2307in" svg:x="5.4327in" svg:y="2.5016in" draw:control="control13"/>
          <draw:control draw:z-index="13" draw:style-name="gr1" draw:text-style-name="P1" svg:width="0.45in" svg:height="0.2307in" svg:x="5.4327in" svg:y="2.6984in" draw:control="control14"/>
          <draw:control draw:z-index="14" draw:style-name="gr1" draw:text-style-name="P1" svg:width="0.45in" svg:height="0.2307in" svg:x="5.4327in" svg:y="2.9067in" draw:control="control15"/>
          <draw:control draw:z-index="15" draw:style-name="gr1" draw:text-style-name="P1" svg:width="0.45in" svg:height="0.2307in" svg:x="5.4327in" svg:y="3.115in" draw:control="control16"/>
          <draw:control draw:z-index="16" draw:style-name="gr1" draw:text-style-name="P1" svg:width="0.45in" svg:height="0.2307in" svg:x="5.4327in" svg:y="3.3232in" draw:control="control17"/>
          <draw:control draw:z-index="17" draw:style-name="gr1" draw:text-style-name="P1" svg:width="0.45in" svg:height="0.2311in" svg:x="5.4327in" svg:y="3.5315in" draw:control="control18"/>
          <draw:control draw:z-index="18" draw:style-name="gr1" draw:text-style-name="P1" svg:width="0.45in" svg:height="0.2307in" svg:x="5.4327in" svg:y="3.7402in" draw:control="control19"/>
          <draw:control draw:z-index="19" draw:style-name="gr1" draw:text-style-name="P1" svg:width="0.45in" svg:height="0.2307in" svg:x="5.4327in" svg:y="3.9484in" draw:control="control20"/>
          <draw:control draw:z-index="20" draw:style-name="gr1" draw:text-style-name="P1" svg:width="0.45in" svg:height="0.2307in" svg:x="5.4327in" svg:y="4.1567in" draw:control="control21"/>
          <draw:control draw:z-index="21" draw:style-name="gr1" draw:text-style-name="P1" svg:width="0.45in" svg:height="0.2307in" svg:x="5.4327in" svg:y="4.365in" draw:control="control22"/>
          <draw:control draw:z-index="22" draw:style-name="gr1" draw:text-style-name="P1" svg:width="0.45in" svg:height="0.2307in" svg:x="5.4327in" svg:y="4.5732in" draw:control="control23"/>
          <draw:control draw:z-index="23" draw:style-name="gr1" draw:text-style-name="P1" svg:width="0.45in" svg:height="0.2307in" svg:x="5.4327in" svg:y="4.9902in" draw:control="control24"/>
          <draw:control draw:z-index="24" draw:style-name="gr1" draw:text-style-name="P1" svg:width="0.45in" svg:height="0.2311in" svg:x="5.4327in" svg:y="4.7815in" draw:control="control25"/>
          <draw:control draw:z-index="25" draw:style-name="gr1" draw:text-style-name="P1" svg:width="0.45in" svg:height="0.2307in" svg:x="5.4327in" svg:y="5.1984in" draw:control="control26"/>
          <draw:control draw:z-index="26" draw:style-name="gr1" draw:text-style-name="P1" svg:width="0.45in" svg:height="0.2307in" svg:x="5.4327in" svg:y="5.4067in" draw:control="control27"/>
          <draw:control draw:z-index="27" draw:style-name="gr1" draw:text-style-name="P1" svg:width="0.45in" svg:height="0.2307in" svg:x="5.4327in" svg:y="5.615in" draw:control="control28"/>
          <draw:control draw:z-index="28" draw:style-name="gr1" draw:text-style-name="P1" svg:width="0.45in" svg:height="0.2307in" svg:x="5.4327in" svg:y="5.8232in" draw:control="control29"/>
          <draw:control draw:z-index="29" draw:style-name="gr1" draw:text-style-name="P1" svg:width="0.45in" svg:height="0.2311in" svg:x="5.4327in" svg:y="6.0315in" draw:control="control30"/>
          <draw:control draw:z-index="30" draw:style-name="gr1" draw:text-style-name="P1" svg:width="0.45in" svg:height="0.2307in" svg:x="5.4327in" svg:y="6.2402in" draw:control="control31"/>
          <draw:control draw:z-index="31" draw:style-name="gr1" draw:text-style-name="P1" svg:width="0.45in" svg:height="0.2307in" svg:x="5.4327in" svg:y="6.4484in" draw:control="control32"/>
          <draw:control draw:z-index="32" draw:style-name="gr1" draw:text-style-name="P1" svg:width="0.45in" svg:height="0.2307in" svg:x="5.4327in" svg:y="6.6567in" draw:control="control3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nsertDelete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ssions_nd_hel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lit_coalesc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_cou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erify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rkspac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503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0:52:19.88005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2</meta:editing-cycles>
    <meta:creation-date>2015-09-30T23:01:22.933038636</meta:creation-date>
    <meta:editing-duration>P4DT19H55M32S</meta:editing-duration>
    <meta:generator>LibreOffice/4.2.8.2$Linux_X86_64 LibreOffice_project/420m0$Build-2</meta:generator>
    <dc:date>2016-06-27T17:04:54.014530548</dc:date>
    <meta:document-statistic meta:table-count="1" meta:cell-count="68" meta:object-count="3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